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Pavan Kumar</text:p>
          </table:table-cell>
          <table:table-cell table:style-name="ce5" office:value-type="string">
            <text:p>ID:MT2012094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11 Design +UC12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11.design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12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12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11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7" office:value-type="string">
            <text:p>UC.code2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7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7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7" office:value-type="string">
            <text:p>UC.cod3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7" office:value-type="string">
            <text:p>Cod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7" office:value-type="string">
            <text:p>Cod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4-13T23:09:33</dc:date>
    <dc:creator>Sridhar J</dc:creator>
    <meta:editing-duration>PT5S</meta:editing-duration>
    <meta:editing-cycles>15</meta:editing-cycles>
    <meta:generator>LibreOffice/3.5$Linux_x86 LibreOffice_project/350m1$Build-2</meta:generator>
    <meta:document-statistic meta:table-count="3" meta:cell-count="241" meta:object-count="0"/>
  </office:meta>
</office:document-meta>
</file>